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list-style-name="L1"/>
    <style:style style:name="P7" style:family="paragraph" style:parent-style-name="Standard" style:list-style-name="L2"/>
    <style:style style:name="P8" style:family="paragraph" style:parent-style-name="Standard">
      <style:paragraph-properties fo:padding="0.074cm" fo:border-left="none" fo:border-right="none" fo:border-top="none" fo:border-bottom="0.002cm solid #000000" style:join-border="false"/>
    </style:style>
    <style:style style:name="P9"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style:text-line-through-style="solid" style:text-underline-style="none"/>
    </style:style>
    <style:style style:name="T5" style:family="text">
      <style:text-properties style:text-line-through-style="solid" style:text-underline-style="none"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hort Presentation</text:p>
      <text:p text:style-name="Standard"/>
      <text:p text:style-name="Standard">Implementation Plan</text:p>
      <text:p text:style-name="P8"/>
      <text:p text:style-name="Standard"/>
      <text:p text:style-name="Standard">Short Presentation</text:p>
      <text:p text:style-name="Standard"/>
      <text:p text:style-name="Standard">Functional purity annotations based on reference immutability.</text:p>
      <text:p text:style-name="Standard"/>
      <text:p text:style-name="Standard">To illustrate:</text:p>
      <text:p text:style-name="Standard"><text:tab/><text:span text:style-name="T1">def m(): T @readonly</text:span> <text:span text:style-name="T1">= ...</text:span></text:p>
      <text:p text:style-name="Standard">means that method m returns a reference to an object of type T. If readonly, then the caller is not allowed to modify any part of the object, and furthermore, any object referred to by a field of T cannot be modified.</text:p>
      <text:p text:style-name="Standard"><text:tab/>Readonly can be understood like const.</text:p>
      <text:p text:style-name="Standard"><text:tab/><text:span text:style-name="T1">class List[E] { var head: E; var tail: List[E] }</text:span></text:p>
      <text:p text:style-name="Standard">If I have a readonly list:</text:p>
      <text:p text:style-name="Standard"><text:tab/><text:span text:style-name="T1">var l: List[F] @readonly</text:span></text:p>
      <text:p text:style-name="Standard"><text:tab/><text:span text:style-name="T1">l.tail = x</text:span> <text:s text:c="2"/>// not allowed</text:p>
      <text:p text:style-name="Standard"><text:tab/><text:span text:style-name="T1">l.tail.tail = x</text:span> <text:s/>// would be allowed if const, not allowed with readonly</text:p>
      <text:p text:style-name="Standard">The rest of my work is figuring out how to reasonably protect the readonly guarantee in Scala. For Java, there is ReIm (which was worked on by Werner). But Scala has some extra nastiness that doesn't exist in Java.</text:p>
      <text:p text:style-name="Standard"/>
      <text:p text:style-name="Standard"><text:tab/>Functional purity can be defined in terms of reference immutability.</text:p>
      <text:p text:style-name="Standard"><text:tab/><text:span text:style-name="T1">@pure def m() = ...</text:span></text:p>
      <text:p text:style-name="Standard">insists that m must treat all references in its environment as @readonly. But this does not prevent m from modifying things internally:</text:p>
      <text:p text:style-name="Standard"><text:tab/><text:span text:style-name="T1">var x = ... </text:span><text:s text:c="2"/>// (Put up immediately before x= ...)</text:p>
      <text:p text:style-name="Standard"><text:tab/>@pure def m() = <text:span text:style-name="T1">{</text:span></text:p>
      <text:p text:style-name="Standard"><text:tab/><text:tab/><text:span text:style-name="T1">var y = ... </text:span><text:s/>// can mutate locals</text:p>
      <text:p text:style-name="Standard"><text:tab/><text:tab/><text:span text:style-name="T1">var l = new List[F]</text:span></text:p>
      <text:p text:style-name="Standard"><text:tab/><text:tab/><text:span text:style-name="T1">l.tail = ... </text:span><text:s/>// can mutate freshly-created objects</text:p>
      <text:p text:style-name="Standard"><text:tab/><text:tab/><text:span text:style-name="T1">x = ... <text:s/></text:span>// but we can't do this</text:p>
      <text:p text:style-name="Standard"><text:tab/><text:tab/><text:span text:style-name="T1">y = x</text:span> <text:s/>// or this, because this would drop the @readonly constraint on x</text:p>
      <text:p text:style-name="Standard"><text:tab/><text:span text:style-name="T1">}</text:span></text:p>
      <text:p text:style-name="Standard"/>
      <text:p text:style-name="Standard">OK, now for some Scala nastiness. For example, type parameters have type bounds.</text:p>
      <text:p text:style-name="Standard"><text:tab/><text:span text:style-name="T1">class List[E]</text:span></text:p>
      <text:p text:style-name="Standard">really means:</text:p>
      <text:p text:style-name="Standard"><text:tab/><text:span text:style-name="T2">class List[E</text:span><text:span text:style-name="T1"> &gt;: Nothing &lt;: Any] </text:span><text:s/>// E is at least Nothing, at most Any</text:p>
      <text:p text:style-name="Standard">if I want to use this notation to indicate that E can be instantiated to @mutable or @readonly:</text:p>
      <text:p text:style-name="P2"><text:tab/> class List[E &gt;: Nothing <text:span text:style-name="T1">@mutable &lt;: Any @readonly]</text:span></text:p>
      <text:p text:style-name="Standard">(you may notice that in the examples above I've been sneakily assuming that everything is @mutable if I haven't put an annotation on it.)</text:p>
      <text:p text:style-name="Standard"/>
      <text:p text:style-name="Standard">Flexibly enforcing readonly needs viewpoint adaptation. The expression:</text:p>
      <text:p text:style-name="Standard"><text:tab/><text:span text:style-name="T1">l.tail</text:span></text:p>
      <text:p text:style-name="Standard">is readonly if l is readonly or tail is readonly, but mutable otherwise.</text:p>
      <text:p text:style-name="Standard"><text:soft-page-break/>Now, viewpoint adaptation is nothing new. But Scala makes the situation more complicated because it creates accessor methods:</text:p>
      <text:p text:style-name="Standard"><text:tab/><text:span text:style-name="T1">def tail: T</text:span> <text:s text:c="2"/>// for reading</text:p>
      <text:p text:style-name="Standard"><text:tab/><text:span text:style-name="T1">def tail_=(t: T): Unit</text:span> <text:s/>// for writing (returns void)</text:p>
      <text:p text:style-name="Standard">which means that fields can override methods and methods can override fields.</text:p>
      <text:p text:style-name="Standard">Viewpoint adaptation doesn't matter for writing (because there is no return), but it does matter for reading – if def tail gets overridden by field tail, you need to viewpoint-adapt the result. Otherwise you get inconsistency. What I really want to say is:</text:p>
      <text:p text:style-name="Standard"><text:tab/><text:span text:style-name="T1">@accessor</text:span><text:span text:style-name="T2"> def tail: T <text:s text:c="3"/>// so that a readonly list will have a readonly tail</text:span></text:p>
      <text:p text:style-name="Standard"/>
      <text:p text:style-name="Standard">There are also complications for purity because you can't assume that a simple field read is pure (if it could be overridden by an impure method). So really we want to say:</text:p>
      <text:p text:style-name="Standard"><text:tab/><text:span text:style-name="T1">@pure </text:span><text:span text:style-name="T2">@accessor </text:span>def tail: E</text:p>
      <text:p text:style-name="Standard"/>
      <text:p text:style-name="Standard">Scala also allows nested methods.</text:p>
      <text:p text:style-name="Standard"/>
      <text:p text:style-name="P1"><text:tab/>var u = ...<text:span text:style-name="T2"> <text:s text:c="2"/>// 6</text:span></text:p>
      <text:p text:style-name="P1"><text:tab/>@pure def outer() = {<text:span text:style-name="T2"> <text:s text:c="2"/>// 1. @pure - 5</text:span></text:p>
      <text:p text:style-name="P1"><text:tab/><text:tab/>var v = ...<text:span text:style-name="T2"> <text:s text:c="2"/>// 3 – inner methods may modify variables of the outer method</text:span></text:p>
      <text:p text:style-name="P1"><text:tab/><text:tab/>def inner() = {<text:span text:style-name="T2"> <text:s text:c="2"/>// 2</text:span></text:p>
      <text:p text:style-name="P1"><text:tab/><text:tab/><text:tab/>v = ...<text:span text:style-name="T2"> <text:s text:c="2"/>// 4</text:span></text:p>
      <text:p text:style-name="P1"><text:span text:style-name="T2"><text:tab/><text:tab/><text:tab/></text:span><text:span text:style-name="T4">u = ...</text:span><text:span text:style-name="T5"> </text:span><text:span text:style-name="T2"><text:s text:c="2"/>// 7 – not allowed</text:span></text:p>
      <text:p text:style-name="P1"><text:tab/><text:tab/>}</text:p>
      <text:p text:style-name="P1"><text:tab/>}</text:p>
      <text:p text:style-name="P2">without compromising purity.</text:p>
      <text:p text:style-name="P2">The inner method “inherits” the restrictions of the outer method. For example, (6, 7).</text:p>
      <text:p text:style-name="P2"/>
      <text:p text:style-name="P4">The “inherit outer” default is important where functions can get passed as arguments. I use the word “function” because methods cannot be passed directly – they have to be wrapped in function objects. If I want to pass the inner method as a first-class function, Scala will generate something like this:</text:p>
      <text:p text:style-name="P4"/>
      <text:p text:style-name="P5"><text:tab/>class Anon extends (() =&gt; Unit) {</text:p>
      <text:p text:style-name="P5"><text:tab/><text:tab/>def apply(): Unit = { inner() }</text:p>
      <text:p text:style-name="P5"><text:tab/>}</text:p>
      <text:p text:style-name="P4"/>
      <text:p text:style-name="P4">So that another method, e.g., <text:span text:style-name="T6">filter</text:span><text:span text:style-name="T7">, can take a function as a parameter:</text:span></text:p>
      <text:p text:style-name="P4"><text:span text:style-name="T7"/></text:p>
      <text:p text:style-name="P5"><text:span text:style-name="T7"><text:tab/>def filter(f: () =&gt; Unit) = ...</text:span></text:p>
      <text:p text:style-name="P4"><text:span text:style-name="T7"/></text:p>
      <text:p text:style-name="P4"><text:span text:style-name="T7">Presumably, filter is @pure:</text:span></text:p>
      <text:p text:style-name="P4"><text:span text:style-name="T7"/></text:p>
      <text:p text:style-name="P4"><text:span text:style-name="T7"><text:tab/></text:span><text:span text:style-name="T8">@pure </text:span><text:span text:style-name="T7">def filter(f: () =&gt; Unit) = ...</text:span></text:p>
      <text:p text:style-name="P4"><text:span text:style-name="T7">but we don't really know for sure unless we also know that </text:span><text:span text:style-name="T6">f</text:span><text:span text:style-name="T7"> is pure. This kind of </text:span><text:span text:style-name="T6">polymorphic purity</text:span><text:span text:style-name="T7"> means that </text:span><text:span text:style-name="T6">filter</text:span><text:span text:style-name="T7"> is pure if and only if its function parameters are also pure. We may want:</text:span></text:p>
      <text:p text:style-name="P4"><text:span text:style-name="T7"><text:tab/>@pure</text:span><text:span text:style-name="T8"> </text:span><text:span text:style-name="T7">def filter(f: (() =&gt; Unit) </text:span><text:span text:style-name="T8">@polypure</text:span><text:span text:style-name="T7">) = ...</text:span></text:p>
      <text:p text:style-name="P4"><text:span text:style-name="T7">(although I can't think of a reason why you would take a function object parameter that is not polypure.) So a call to filter would have the same purity as the purity of its arguments.</text:span></text:p>
      <text:p text:style-name="P4"><text:span text:style-name="T7"><text:tab/></text:span><text:span text:style-name="T8">filter(inner)</text:span></text:p>
      <text:p text:style-name="P4"><text:span text:style-name="T7"/></text:p>
      <text:p text:style-name="P9">Implementation Plan</text:p>
      <text:p text:style-name="Standard"/>
      <text:p text:style-name="Standard">Take a look at the source code.</text:p>
      <text:p text:style-name="Standard"/>
      <text:p text:style-name="Standard">Form a hypothesis about how to access method annotations.</text:p>
      <text:p text:style-name="Standard"/>
      <text:p text:style-name="Standard">Implement simple purity.</text:p>
      <text:p text:style-name="Standard"/>
      <text:p text:style-name="Standard">Devise a plan for further implementations.</text:p>
      <text:p text:style-name="Standard"/>
      <text:p text:style-name="Standard"/>
      <text:p text:style-name="Standard">Other things to be aware of:</text:p>
      <text:list xml:id="list3828060678459023530" text:style-name="L2">
        <text:list-item>
          <text:p text:style-name="P7">monads</text:p>
        </text:list-item>
        <text:list-item>
          <text:p text:style-name="P7">.</text:p>
        </text:list-item>
      </text:list>
      <text:p text:style-name="Standard"/>
      <text:p text:style-name="Standard">Future work thoughts:</text:p>
      <text:list xml:id="list8996624280408100790" text:style-name="L1">
        <text:list-item>
          <text:p text:style-name="P6">how do ownership systems relate to @nonrep?</text:p>
        </text:list-item>
        <text:list-item>
          <text:p text:style-name="P6">.</text:p>
        </text:list-item>
        <text:list-item>
          <text:p text:style-name="P6">({...cloud...}) -- from which the ideas arise. Generator. A placeholder for uncodified ideas. Chaotic...</text:p>
        </text:list-item>
      </text:list>
      <text:p text:style-name="P8"/>
      <text:p text:style-name="P3">Theory Development</text:p>
      <text:p text:style-name="P3"><text:span text:style-name="T3"/></text:p>
      <text:p text:style-name="P3"><text:span text:style-name="T3"/></text:p>
      <text:p text:style-name="P3"><text:span text:style-name="T3">Purity as a type system.</text:span></text:p>
      <text:p text:style-name="P3"><text:span text:style-name="T3"/></text:p>
      <text:p text:style-name="P3"><text:span text:style-name="T3">Formalism for Scala features?</text:span></text:p>
      <text:p text:style-name="Standard"/>
      <text:p text:style-name="Standard"/>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meta:initial-creator>
    <meta:creation-date>2015-02-25T07:52:04</meta:creation-date>
    <dc:date>2015-03-02T10:06:44</dc:date>
    <dc:creator>Jonathan </dc:creator>
    <meta:editing-duration>P5DT1H11M33S</meta:editing-duration>
    <meta:editing-cycles>10</meta:editing-cycles>
    <meta:generator>OpenOffice/4.1.1$Unix OpenOffice.org_project/411m6$Build-9775</meta:generator>
    <meta:document-statistic meta:table-count="0" meta:image-count="0" meta:object-count="0" meta:page-count="3" meta:paragraph-count="81" meta:word-count="822" meta:character-count="4576"/>
  </office:meta>
</office:document-meta>
</file>